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officeooo:rsid="0019eaff" officeooo:paragraph-rsid="0019eaff"/>
    </style:style>
    <style:style style:name="P2" style:family="paragraph" style:parent-style-name="Standard">
      <style:paragraph-properties fo:line-height="150%"/>
      <style:text-properties style:font-name="Arial" fo:font-weight="bold" officeooo:rsid="001a0e0f" officeooo:paragraph-rsid="001a0e0f" style:font-weight-asian="bold" style:font-weight-complex="bold"/>
    </style:style>
    <style:style style:name="P3" style:family="paragraph" style:parent-style-name="Standard">
      <style:paragraph-properties fo:line-height="150%"/>
      <style:text-properties style:font-name="Arial" fo:font-weight="bold" officeooo:rsid="001b1ea9" officeooo:paragraph-rsid="001b1ea9" style:font-weight-asian="bold" style:font-weight-complex="bold"/>
    </style:style>
    <style:style style:name="P4" style:family="paragraph" style:parent-style-name="Standard">
      <style:paragraph-properties fo:line-height="150%"/>
      <style:text-properties style:font-name="Arial" fo:font-weight="bold" officeooo:rsid="001c84a9" officeooo:paragraph-rsid="001c84a9" style:font-weight-asian="bold" style:font-weight-complex="bold"/>
    </style:style>
    <style:style style:name="P5" style:family="paragraph" style:parent-style-name="Standard">
      <style:paragraph-properties fo:line-height="150%"/>
      <style:text-properties style:font-name="Arial" fo:font-weight="bold" officeooo:rsid="001d6ce0" officeooo:paragraph-rsid="001d6ce0" style:font-weight-asian="bold" style:font-weight-complex="bold"/>
    </style:style>
    <style:style style:name="P6" style:family="paragraph" style:parent-style-name="Standard">
      <style:paragraph-properties fo:line-height="150%"/>
      <style:text-properties style:font-name="Arial" fo:font-weight="bold" officeooo:rsid="001f92bf" officeooo:paragraph-rsid="001f92bf" style:font-weight-asian="bold" style:font-weight-complex="bold"/>
    </style:style>
    <style:style style:name="P7" style:family="paragraph" style:parent-style-name="Standard">
      <style:paragraph-properties fo:line-height="150%"/>
      <style:text-properties style:font-name="Arial" fo:font-weight="bold" officeooo:rsid="0020e1fb" officeooo:paragraph-rsid="0020e1f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0e0f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e5bfa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e5bfa" style:font-style-asian="normal" style:font-style-complex="normal"/>
    </style:style>
    <style:style style:name="T8" style:family="text">
      <style:text-properties fo:font-style="normal" officeooo:rsid="00208806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e5bfa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08806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stavo Henrique Pinto</text:p>
      <text:p text:style-name="P1"><text:span text:style-name="T1"/></text:p>
      <text:p text:style-name="P1"><text:span text:style-name="T1">1.</text:span><text:span text:style-name="T2"> Diagrama de Classe</text:span><text:span text:style-name="T3">s</text:span><text:span text:style-name="T2"> é o modelo da UML que oferece uma visualização externa das classes e objetos que compõe um sistema, exibindo as propriedades dessas, como elas se relacionam e como são orquestradas e usadas no todo do </text:span><text:span text:style-name="T4">software</text:span><text:span text:style-name="T9">.</text:span></text:p>
      <text:p text:style-name="P1"><text:span text:style-name="T9"/></text:p>
      <text:p text:style-name="P2"><text:span text:style-name="T6">2.</text:span><text:span text:style-name="T9"> O Diagrama de Classes objetiva ilustrar e descrever como as classes do sistema são formadas, como entregam valor e como se relacionam, oferecendo assim uma visão de baixo nível dos componentes de um </text:span><text:span text:style-name="T4">software</text:span><text:span text:style-name="T9"> orientado a objetos.</text:span></text:p>
      <text:p text:style-name="P2"><text:span text:style-name="T9"/></text:p>
      <text:p text:style-name="P3"><text:span text:style-name="T6">3.</text:span><text:span text:style-name="T9"> Atributos representam as características de uma classe, como suas propriedades e seus métodos.</text:span></text:p>
      <text:p text:style-name="P3"><text:span text:style-name="T9"/></text:p>
      <text:p text:style-name="P3"><text:span text:style-name="T6">4.</text:span><text:span text:style-name="T9"> Associações em um Diagrama de Classes representam como as diferentes classes do sistemas se relacionam e interagem dentro de um contexto ou funcionalidade.</text:span></text:p>
      <text:p text:style-name="P3"><text:span text:style-name="T9"/></text:p>
      <text:p text:style-name="P4"><text:span text:style-name="T6">5.</text:span><text:span text:style-name="T9"> Diagramas de Sequência são os modelos da UML que representam de forma temporal como as ações (eventos) de uma funcionalidade são propagados pelos objetos presentes no </text:span><text:span text:style-name="T4">software</text:span><text:span text:style-name="T9"> para a funcionalidade esteja completa, esses diagramas também representam como os atores e objetos interagem.</text:span></text:p>
      <text:p text:style-name="P4"><text:span text:style-name="T9"/></text:p>
      <text:p text:style-name="P5"><text:span text:style-name="T6">6. </text:span><text:span text:style-name="T10">Os atores representam as pessoas que interagem com o sistema, com o Diagrama de Sequência representando a interação destes entre os meios do </text:span><text:span text:style-name="T5">software</text:span><text:span text:style-name="T10"> ou entre outros atores.</text:span></text:p>
      <text:p text:style-name="P5"><text:span text:style-name="T10"/></text:p>
      <text:p text:style-name="P6"><text:span text:style-name="T7">7.</text:span><text:span text:style-name="T10"> </text:span><text:span text:style-name="T9">Os objetos expressam </text:span><text:span text:style-name="T11">um instância de classe sendo utilizada para o processamento da mensagem, representando assim o componente do sistema que lida com aquele evento.</text:span></text:p>
      <text:p text:style-name="P6"><text:span text:style-name="T11"/></text:p>
      <text:p text:style-name="P7"><text:span text:style-name="T8">8.</text:span><text:span text:style-name="T11"> </text:span><text:span text:style-name="T9">A comunicação é essencial no Diagrama de Sequência pois ela representa como os diversos objetos, componentes e atores envolvidos em um contexto se comunicam, expressando de forma mais síncrona e temporal como o processamento de um determinado evento vai acontecer.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0T21:05:03.483893047</meta:creation-date>
    <dc:date>2021-08-30T21:34:42.976674367</dc:date>
    <meta:editing-duration>PT29M35S</meta:editing-duration>
    <meta:editing-cycles>10</meta:editing-cycles>
    <meta:generator>LibreOffice/7.2.0.4$Linux_X86_64 LibreOffice_project/9a9c6381e3f7a62afc1329bd359cc48accb6435b</meta:generator>
    <meta:document-statistic meta:table-count="0" meta:image-count="0" meta:object-count="0" meta:page-count="1" meta:paragraph-count="9" meta:word-count="258" meta:character-count="1640" meta:non-whitespace-character-count="1391"/>
  </office:meta>
</office:document-meta>
</file>